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236e" officeooo:paragraph-rsid="001723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tps://leetcode.com/problems/sort-characters-by-frequency/</text:p>
      <text:p text:style-name="P1"/>
      <text:p text:style-name="P1">// no public keyword here!</text:p>
      <text:p text:style-name="P1">// note :: u need an obj, if your data types differ! else, u can directly manipulate a set of arrays! NICE, right! </text:p>
      <text:p text:style-name="P1">class chFreq</text:p>
      <text:p text:style-name="P1">{</text:p>
      <text:p text:style-name="P1"><text:s text:c="4"/>public char c;</text:p>
      <text:p text:style-name="P1"><text:s text:c="4"/>public int f;</text:p>
      <text:p text:style-name="P1"><text:s text:c="4"/></text:p>
      <text:p text:style-name="P1"><text:s text:c="4"/>public chFreq(char _c, int _f)</text:p>
      <text:p text:style-name="P1"><text:s text:c="4"/>{</text:p>
      <text:p text:style-name="P1"><text:s text:c="8"/>c = _c;</text:p>
      <text:p text:style-name="P1"><text:s text:c="8"/>f = _f;</text:p>
      <text:p text:style-name="P1"><text:s text:c="4"/>}</text:p>
      <text:p text:style-name="P1">}</text:p>
      <text:p text:style-name="P1"/>
      <text:p text:style-name="P1">public class Solution {</text:p>
      <text:p text:style-name="P1"><text:s text:c="4"/>// so I do get that a PQ and a hashmap will eb useful here!</text:p>
      <text:p text:style-name="P1"><text:s text:c="4"/>// ... but ... how exactly to update the PQ? updating the HM, is rather easy, in comparison! </text:p>
      <text:p text:style-name="P1"><text:s text:c="4"/>public String frequencySort(String s) {</text:p>
      <text:p text:style-name="P1"><text:s text:c="4"/>{</text:p>
      <text:p text:style-name="P1"><text:s text:c="8"/>if(s == null)</text:p>
      <text:p text:style-name="P1"><text:s text:c="8"/>{</text:p>
      <text:p text:style-name="P1"><text:s text:c="12"/>return null;</text:p>
      <text:p text:style-name="P1"><text:s text:c="8"/>}</text:p>
      <text:p text:style-name="P1"><text:s text:c="8"/>StringBuilder sb = new StringBuilder("");</text:p>
      <text:p text:style-name="P1"><text:s text:c="8"/></text:p>
      <text:p text:style-name="P1"><text:s text:c="8"/>// set up priority queue, for 1. largest frequency then 2. increasing lexicographic ordering </text:p>
      <text:p text:style-name="P1"><text:s text:c="8"/>// char = field 0, frequency = field 1</text:p>
      <text:p text:style-name="P1"><text:s text:c="8"/>PriorityQueue&lt;chFreq&gt; topK = new PriorityQueue&lt;chFreq&gt;(</text:p>
      <text:p text:style-name="P1"><text:s text:c="12"/>new Comparator&lt;chFreq&gt;()</text:p>
      <text:p text:style-name="P1"><text:s text:c="12"/>{</text:p>
      <text:p text:style-name="P1"><text:s text:c="16"/>public int compare(chFreq a, chFreq b)</text:p>
      <text:p text:style-name="P1"><text:s text:c="16"/>{</text:p>
      <text:p text:style-name="P1"><text:s text:c="20"/>// note :: a lexicographic ordering is always a default ... no need for that else statement!</text:p>
      <text:p text:style-name="P1"><text:s text:c="20"/>if(a.f &gt; b.f) return -1;</text:p>
      <text:p text:style-name="P1"><text:s text:c="20"/>if(a.f &lt; b.f) return 1;</text:p>
      <text:p text:style-name="P1"><text:s text:c="20"/>return 0; </text:p>
      <text:p text:style-name="P1"><text:s text:c="16"/>}</text:p>
      <text:p text:style-name="P1"><text:s text:c="12"/>}</text:p>
      <text:p text:style-name="P1"><text:s text:c="8"/>);</text:p>
      <text:p text:style-name="P1"><text:s text:c="8"/></text:p>
      <text:p text:style-name="P1"><text:s text:c="8"/>// s1 :: update Hm, of character frequencies</text:p>
      <text:p text:style-name="P1"><text:s text:c="8"/>HashMap&lt;Character,Integer&gt; freqMap = new HashMap&lt;Character,Integer&gt;();</text:p>
      <text:p text:style-name="P1"><text:s text:c="8"/>char[] cArr = s.toCharArray();</text:p>
      <text:p text:style-name="P1"><text:s text:c="8"/>for(int i = 0; i &lt; cArr.length; i++)</text:p>
      <text:p text:style-name="P1"><text:s text:c="8"/>{</text:p>
      <text:p text:style-name="P1"><text:s text:c="11"/>// s1 :: update HM <text:s/></text:p>
      <text:p text:style-name="P1"><text:soft-page-break/><text:s text:c="11"/>if(!freqMap.containsKey(cArr[i]))</text:p>
      <text:p text:style-name="P1"><text:s text:c="11"/>{</text:p>
      <text:p text:style-name="P1"><text:s text:c="15"/>freqMap.put(cArr[i],1);</text:p>
      <text:p text:style-name="P1"><text:s text:c="11"/>}</text:p>
      <text:p text:style-name="P1"><text:s text:c="11"/>else</text:p>
      <text:p text:style-name="P1"><text:s text:c="11"/>{</text:p>
      <text:p text:style-name="P1"><text:s text:c="15"/>freqMap.put(cArr[i],freqMap.get(cArr[i]) + 1);</text:p>
      <text:p text:style-name="P1"><text:s text:c="11"/>}</text:p>
      <text:p text:style-name="P1"><text:s text:c="8"/>}</text:p>
      <text:p text:style-name="P1"><text:s text:c="8"/></text:p>
      <text:p text:style-name="P1"><text:s text:c="8"/>// s2 :: update PQ</text:p>
      <text:p text:style-name="P1"><text:s text:c="8"/>// uhh, just iterate over ze keys!</text:p>
      <text:p text:style-name="P1"><text:s text:c="8"/>for(Map.Entry&lt;Character,Integer&gt; entry : freqMap.entrySet())</text:p>
      <text:p text:style-name="P1"><text:s text:c="8"/>{</text:p>
      <text:p text:style-name="P1"><text:s text:c="12"/>char let = entry.getKey();</text:p>
      <text:p text:style-name="P1"><text:s text:c="12"/>int freq = entry.getValue();</text:p>
      <text:p text:style-name="P1"><text:s text:c="12"/>topK.offer(new chFreq(let,freq));</text:p>
      <text:p text:style-name="P1"><text:s text:c="8"/>}</text:p>
      <text:p text:style-name="P1"><text:s text:c="8"/></text:p>
      <text:p text:style-name="P1"><text:s text:c="8"/>// keep polling ze PQ, and add to the string!</text:p>
      <text:p text:style-name="P1"><text:s text:c="8"/>while(topK.size() &gt; 0)</text:p>
      <text:p text:style-name="P1"><text:s text:c="8"/>{</text:p>
      <text:p text:style-name="P1"><text:s text:c="12"/>chFreq temp = topK.poll();</text:p>
      <text:p text:style-name="P1"><text:s text:c="12"/>for(int i = 0; i &lt; temp.f; i++)</text:p>
      <text:p text:style-name="P1"><text:s text:c="12"/>{</text:p>
      <text:p text:style-name="P1"><text:s text:c="16"/>sb.append(temp.c);</text:p>
      <text:p text:style-name="P1"><text:s text:c="12"/>}</text:p>
      <text:p text:style-name="P1"><text:s text:c="8"/>}</text:p>
      <text:p text:style-name="P1"><text:s text:c="8"/>return sb.toString();</text:p>
      <text:p text:style-name="P1"><text:s text:c="4"/>}</text:p>
      <text:p text:style-name="P1"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9T18:22:06.041122560</meta:creation-date>
    <dc:date>2017-01-29T18:22:23.694947048</dc:date>
    <meta:editing-duration>PT17S</meta:editing-duration>
    <meta:editing-cycles>1</meta:editing-cycles>
    <meta:document-statistic meta:table-count="0" meta:image-count="0" meta:object-count="0" meta:page-count="2" meta:paragraph-count="78" meta:word-count="282" meta:character-count="2323" meta:non-whitespace-character-count="1441"/>
    <meta:generator>LibreOffice/5.1.4.2$Linux_X86_64 LibreOffice_project/10m0$Build-2</meta:generator>
  </office:meta>
</office:document-meta>
</file>